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7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0">Verificar em qual <text:span text:style-name="T1">DATABASE</text:span> esta conectado no momento.<text:line-break/><text:span text:style-name="T1">STATU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0">
        <text:list-item>
          <text:p text:style-name="P30">O comando <text:span text:style-name="T1">SELECT</text:span> serve para projeção, seleção e junção.<text:line-break/></text:p>
        </text:list-item>
        <text:list-item>
          <text:p text:style-name="P30">O comando <text:span text:style-name="T1">SELECT</text:span> seleciona os campos/colunas a serem mostrados.<text:line-break/></text:p>
        </text:list-item>
        <text:list-item>
          <text:p text:style-name="P30">Projeta/constroi o que deve ser mostrado, não apenas os dados da tabela.</text:p>
          <text:list text:style-name="L31">
            <text:list-item>
              <text:p text:style-name="P31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1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0">Seleciona o que deve ser mostrado da tabela.<text:line-break/></text:p>
          <text:list text:style-name="L32">
            <text:list-item>
              <text:p text:style-name="P32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2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2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3">
        <text:list-item>
          <text:p text:style-name="P33">O comando <text:span text:style-name="T1">WHERE</text:span> serve para filtrar os registros/linhas da tabela, antes de mostrar.<text:line-break/></text:p>
          <text:list text:style-name="L34">
            <text:list-item>
              <text:p text:style-name="P34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O comando <text:span text:style-name="T1">WHERE</text:span> não precisa ter haver com a seleção <text:span text:style-name="T1">SELECT</text:span>.<text:line-break/></text:p>
          <text:list text:style-name="L35">
            <text:list-item>
              <text:p text:style-name="P35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36">
            <text:list-item>
              <text:p text:style-name="P36">Caracteres coringas:<text:line-break/></text:p>
              <text:list text:style-name="L37">
                <text:list-item>
                  <text:p text:style-name="P37">‘%’<text:line-break/>Qualquer coisa.<text:line-break/></text:p>
                </text:list-item>
                <text:list-item>
                  <text:p text:style-name="P37">’_’<text:line-break/>Um único caracter.<text:line-break/></text:p>
                </text:list-item>
              </text:list>
            </text:list-item>
            <text:list-item>
              <text:p text:style-name="P36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38">
        <text:list-item>
          <text:p text:style-name="P38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38">O que são e o que fazem os administradores:<text:line-break/></text:p>
          <text:list text:style-name="L39">
            <text:list-item>
              <text:p text:style-name="P3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3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38">Acesso ao <text:span text:style-name="T1">MySQL</text:span> pelo terminal é necessario usar o comando:<text:line-break/>mysql -u root -p<text:line-break/></text:p>
          <text:list text:style-name="L40">
            <text:list-item>
              <text:p text:style-name="P40">Depois colocar a senha.<text:line-break/></text:p>
            </text:list-item>
          </text:list>
        </text:list-item>
        <text:list-item>
          <text:p text:style-name="P3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3 - Coman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7T17:40:38Z</meta:creation-date>
    <dc:date>2022-03-17T17:40:38Z</dc:date>
    <meta:user-defined meta:name="date" meta:value-type="string">2022-03-17</meta:user-defined>
    <meta:user-defined meta:name="output" meta:value-type="string"/>
  </office:meta>
</office:document-meta>
</file>